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Holder.getMy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DataBinderTests.testMultipleValuesFor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RequestDataBinderTests.tes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RequestDataBinderTests.testFieldPrefixCausesField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RequestDataBinderTests.testMultipartFile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RequestDataBinderTests.doTestTony( PropertyValues pv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ebRequestDataBinderTests.testEnum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RequestDataBinderTests.testNo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RequestDataBinderTests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DataBinderTests.testFieldDefaultWithNest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RequestDataBinderTests.testFieldPrefixCausesFieldResetWithIgnoreUnknow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RequestDataBinderTests.testMultipartFilesAs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RequestDataBinderTests.testBindingWithNestedObject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RequestDataBinderTests.testBindingWithNestedObjectCreationThrough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RequestDataBinderTests.testCollectionField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RequestDataBinderTests.testField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RequestDataBinderTests.testMultipartFileAs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RequestDataBinderTests.testFieldDefaultPreemptsField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BeanWithConcreteSpouse.getConcreteSpo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DataBinderTests.testNo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RequestDataBinderTests.testFieldWithEmptyArra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umHolder.setMyEnum( MyEnum my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DataBinderTests.testFieldDefaultNon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RequestDataBinderTests.testWithCommaSeparated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BeanWithConcreteSpouse.setConcreteSpouse( TestBean sp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